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MT" svg:font-family="TimesNewRomanPSMT"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fo:orphans="0" fo:widows="0"/>
      <style:text-properties officeooo:paragraph-rsid="0019a662"/>
    </style:style>
    <style:style style:name="P2" style:family="paragraph" style:parent-style-name="Standard">
      <style:paragraph-properties fo:text-align="start" style:justify-single-word="false" fo:orphans="0" fo:widows="0"/>
      <style:text-properties officeooo:paragraph-rsid="004b6900"/>
    </style:style>
    <style:style style:name="P3" style:family="paragraph" style:parent-style-name="Standard">
      <style:paragraph-properties fo:text-align="start" style:justify-single-word="false" fo:orphans="0" fo:widows="0"/>
      <style:text-properties officeooo:paragraph-rsid="002c795e"/>
    </style:style>
    <style:style style:name="P4"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paragraph-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paragraph-rsid="002c79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paragraph-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rsid="001bf35e" officeooo:paragraph-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rsid="001d3945" officeooo:paragraph-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 style:family="paragraph" style:parent-style-name="Standard">
      <style:paragraph-properties fo:text-align="start" style:justify-single-word="false" fo:orphans="0" fo:widows="0"/>
      <style:text-properties style:font-name="Times New Roman" fo:font-size="12pt" officeooo:paragraph-rsid="001a5c9d" style:font-size-asian="12pt" style:font-size-complex="12pt"/>
    </style:style>
    <style:style style:name="P10" style:family="paragraph" style:parent-style-name="Standard">
      <style:paragraph-properties fo:text-align="start" style:justify-single-word="false" fo:orphans="0" fo:widows="0"/>
      <style:text-properties style:font-name="Times New Roman" fo:font-size="12pt" officeooo:paragraph-rsid="001bf35e" style:font-size-asian="12pt" style:font-size-complex="12pt"/>
    </style:style>
    <style:style style:name="P11" style:family="paragraph" style:parent-style-name="Standard">
      <style:paragraph-properties fo:text-align="start" style:justify-single-word="false" fo:orphans="0" fo:widows="0"/>
      <style:text-properties style:font-name="Times New Roman" fo:font-size="12pt" officeooo:paragraph-rsid="002c795e" style:font-size-asian="12pt" style:font-size-complex="12pt"/>
    </style:style>
    <style:style style:name="P12" style:family="paragraph" style:parent-style-name="Standard">
      <style:paragraph-properties fo:text-align="start" style:justify-single-word="false" fo:orphans="0" fo:widows="0"/>
      <style:text-properties style:font-name="Times New Roman" fo:font-size="12pt" officeooo:rsid="005bbc98" officeooo:paragraph-rsid="005bbc98" style:font-size-asian="12pt" style:font-size-complex="12pt"/>
    </style:style>
    <style:style style:name="P13" style:family="paragraph" style:parent-style-name="Standard">
      <style:paragraph-properties fo:text-align="start" style:justify-single-word="false" fo:orphans="0" fo:widows="0"/>
      <style:text-properties officeooo:rsid="001d3945" officeooo:paragraph-rsid="001d3945"/>
    </style:style>
    <style:style style:name="P14" style:family="paragraph" style:parent-style-name="Text_20_body">
      <style:text-properties officeooo:rsid="0008d0d5" officeooo:paragraph-rsid="000a51ad"/>
    </style:style>
    <style:style style:name="P15" style:family="paragraph" style:parent-style-name="Text_20_body">
      <style:text-properties officeooo:rsid="000a51ad" officeooo:paragraph-rsid="000a51ad"/>
    </style:style>
    <style:style style:name="P16" style:family="paragraph" style:parent-style-name="Text_20_body">
      <style:text-properties officeooo:rsid="000b900a" officeooo:paragraph-rsid="000b900a"/>
    </style:style>
    <style:style style:name="P17" style:family="paragraph" style:parent-style-name="Text_20_body">
      <style:text-properties officeooo:rsid="000ccf75" officeooo:paragraph-rsid="000ccf75"/>
    </style:style>
    <style:style style:name="P18" style:family="paragraph" style:parent-style-name="Text_20_body">
      <style:text-properties officeooo:rsid="000d2f43" officeooo:paragraph-rsid="000d2f43"/>
    </style:style>
    <style:style style:name="P19" style:family="paragraph" style:parent-style-name="Text_20_body">
      <style:text-properties officeooo:rsid="00137552" officeooo:paragraph-rsid="00137552"/>
    </style:style>
    <style:style style:name="P20" style:family="paragraph" style:parent-style-name="Text_20_body">
      <style:text-properties officeooo:rsid="00075182" officeooo:paragraph-rsid="0008d0d5"/>
    </style:style>
    <style:style style:name="P21" style:family="paragraph" style:parent-style-name="Text_20_body">
      <style:text-properties fo:color="#000000"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22" style:family="paragraph" style:parent-style-name="Text_20_body">
      <style:text-properties fo:color="#000000" fo:language="en" fo:country="CA" fo:font-style="normal" fo:font-weight="normal" officeooo:rsid="002f8322" officeooo:paragraph-rsid="002f8322" style:letter-kerning="true" style:language-asian="zh" style:country-asian="CN" style:font-style-asian="normal" style:font-weight-asian="normal" style:font-name-complex="Arial Unicode MS1" style:language-complex="hi" style:country-complex="IN"/>
    </style:style>
    <style:style style:name="P23" style:family="paragraph" style:parent-style-name="Text_20_body">
      <style:paragraph-properties fo:text-align="start" style:justify-single-word="false" fo:orphans="0" fo:widows="0"/>
      <style:text-properties fo:color="#000000" style:font-name="Times New Roman" fo:font-size="12pt" fo:language="en" fo:country="CA" fo:font-style="normal" fo:font-weight="normal"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24" style:family="paragraph" style:parent-style-name="Text_20_body">
      <style:paragraph-properties fo:text-align="start" style:justify-single-word="false" fo:orphans="0" fo:widows="0"/>
      <style:text-properties fo:color="#000000" style:font-name="Times New Roman" fo:font-size="12pt" fo:language="en" fo:country="CA" fo:font-style="normal" fo:font-weight="normal"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25" style:family="paragraph" style:parent-style-name="Text_20_body">
      <style:text-properties officeooo:paragraph-rsid="002fbaf0"/>
    </style:style>
    <style:style style:name="P26" style:family="paragraph" style:parent-style-name="Text_20_body">
      <style:text-properties officeooo:rsid="0035db6d" officeooo:paragraph-rsid="0035db6d"/>
    </style:style>
    <style:style style:name="P27" style:family="paragraph" style:parent-style-name="Text_20_body">
      <style:text-properties officeooo:rsid="0010a59d" officeooo:paragraph-rsid="00128a9b"/>
    </style:style>
    <style:style style:name="P28" style:family="paragraph" style:parent-style-name="Text_20_body">
      <style:text-properties officeooo:rsid="00128a9b" officeooo:paragraph-rsid="00128a9b"/>
    </style:style>
    <style:style style:name="P29" style:family="paragraph" style:parent-style-name="Text_20_body">
      <style:text-properties officeooo:rsid="003e4a8e" officeooo:paragraph-rsid="003e4a8e"/>
    </style:style>
    <style:style style:name="P30" style:family="paragraph" style:parent-style-name="Text_20_body">
      <style:text-properties officeooo:rsid="0040bbb5" officeooo:paragraph-rsid="0040bbb5"/>
    </style:style>
    <style:style style:name="P31" style:family="paragraph" style:parent-style-name="Text_20_body">
      <style:text-properties officeooo:paragraph-rsid="0042b3f8"/>
    </style:style>
    <style:style style:name="P32" style:family="paragraph" style:parent-style-name="Text_20_body">
      <style:text-properties officeooo:paragraph-rsid="004b6900"/>
    </style:style>
    <style:style style:name="P33" style:family="paragraph" style:parent-style-name="Text_20_body">
      <style:paragraph-properties fo:margin-left="1.251cm" fo:margin-right="0cm" fo:text-indent="0cm" style:auto-text-indent="false"/>
      <style:text-properties officeooo:rsid="000a51ad" officeooo:paragraph-rsid="0033bf23"/>
    </style:style>
    <style:style style:name="P34" style:family="paragraph" style:parent-style-name="Text_20_body">
      <style:paragraph-properties fo:margin-left="1.251cm" fo:margin-right="0cm" fo:text-indent="0cm" style:auto-text-indent="false"/>
      <style:text-properties officeooo:rsid="000a51ad" officeooo:paragraph-rsid="00375afb"/>
    </style:style>
    <style:style style:name="P35" style:family="paragraph" style:parent-style-name="Text_20_body">
      <style:paragraph-properties fo:margin-left="1.251cm" fo:margin-right="0cm" fo:text-indent="0cm" style:auto-text-indent="false"/>
      <style:text-properties officeooo:rsid="000a51ad" officeooo:paragraph-rsid="00390f91"/>
    </style:style>
    <style:style style:name="P36" style:family="paragraph" style:parent-style-name="Text_20_body">
      <style:paragraph-properties fo:margin-left="1.251cm" fo:margin-right="0cm" fo:text-indent="0cm" style:auto-text-indent="false"/>
      <style:text-properties officeooo:rsid="00390f91" officeooo:paragraph-rsid="00390f91"/>
    </style:style>
    <style:style style:name="P37" style:family="paragraph" style:parent-style-name="Text_20_body">
      <style:paragraph-properties fo:margin-left="1.251cm" fo:margin-right="0cm" fo:text-align="start" style:justify-single-word="false" fo:orphans="0" fo:widows="0" fo:text-indent="0cm" style:auto-text-indent="false"/>
      <style:text-properties fo:color="#000000" style:font-name="Times New Roman" fo:font-size="12pt" fo:language="en" fo:country="CA" fo:font-style="normal" fo:font-weight="normal" officeooo:rsid="004ba627" officeooo:paragraph-rsid="004ba62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38" style:family="paragraph" style:parent-style-name="Text_20_body">
      <style:paragraph-properties fo:margin-left="1.251cm" fo:margin-right="0cm" fo:text-align="start" style:justify-single-word="false" fo:orphans="0" fo:widows="0" fo:text-indent="0cm" style:auto-text-indent="false"/>
      <style:text-properties fo:color="#000000" style:font-name="Times New Roman" fo:font-size="12pt" fo:language="en" fo:country="CA" fo:font-style="normal" fo:font-weight="normal" officeooo:rsid="00246bd2" officeooo:paragraph-rsid="005a531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39" style:family="paragraph" style:parent-style-name="Standard">
      <style:paragraph-properties fo:margin-left="1.251cm" fo:margin-right="0cm" fo:text-align="start" style:justify-single-word="false" fo:orphans="0" fo:widows="0" fo:text-indent="0cm" style:auto-text-indent="false"/>
      <style:text-properties style:font-name="Times New Roman" fo:font-size="12pt" officeooo:rsid="0020e2bf" officeooo:paragraph-rsid="003fd223" style:font-size-asian="12pt" style:font-size-complex="12pt"/>
    </style:style>
    <style:style style:name="P40" style:family="paragraph" style:parent-style-name="Heading">
      <style:paragraph-properties fo:margin-left="1.251cm" fo:margin-right="0cm" fo:text-indent="0cm" style:auto-text-indent="false"/>
    </style:style>
    <style:style style:name="P41" style:family="paragraph" style:parent-style-name="Heading">
      <style:paragraph-properties fo:margin-left="1.251cm" fo:margin-right="0cm" fo:text-indent="0cm" style:auto-text-indent="false"/>
      <style:text-properties officeooo:paragraph-rsid="00375afb"/>
    </style:style>
    <style:style style:name="P42" style:family="paragraph" style:parent-style-name="Heading">
      <style:paragraph-properties fo:margin-left="1.251cm" fo:margin-right="0cm" fo:text-indent="0cm" style:auto-text-indent="false"/>
      <style:text-properties officeooo:paragraph-rsid="00390f91"/>
    </style:style>
    <style:style style:name="P43" style:family="paragraph" style:parent-style-name="Heading">
      <style:paragraph-properties fo:margin-left="1.251cm" fo:margin-right="0cm" fo:text-indent="0cm" style:auto-text-indent="false"/>
      <style:text-properties officeooo:paragraph-rsid="003fd223"/>
    </style:style>
    <style:style style:name="P44" style:family="paragraph" style:parent-style-name="Heading">
      <style:paragraph-properties fo:margin-left="1.251cm" fo:margin-right="0cm" fo:text-indent="0cm" style:auto-text-indent="false"/>
      <style:text-properties officeooo:rsid="00490987" officeooo:paragraph-rsid="004b6900"/>
    </style:style>
    <style:style style:name="P45" style:family="paragraph" style:parent-style-name="Heading" style:list-style-name="L1"/>
    <style:style style:name="P46" style:family="paragraph" style:parent-style-name="Heading">
      <style:paragraph-properties fo:margin-left="1.251cm" fo:margin-right="0cm" fo:text-indent="0cm" style:auto-text-indent="false"/>
      <style:text-properties fo:language="en" fo:country="CA" officeooo:rsid="00490987" officeooo:paragraph-rsid="00490987" style:language-asian="zh" style:country-asian="CN" style:language-complex="hi" style:country-complex="IN"/>
    </style:style>
    <style:style style:name="P47" style:family="paragraph" style:parent-style-name="Heading">
      <style:paragraph-properties fo:margin-left="1.251cm" fo:margin-right="0cm" fo:text-indent="0cm" style:auto-text-indent="false"/>
      <style:text-properties fo:language="en" fo:country="CA" officeooo:paragraph-rsid="005a531b" style:language-asian="zh" style:country-asian="CN" style:language-complex="hi" style:country-complex="IN"/>
    </style:style>
    <style:style style:name="P48" style:family="paragraph" style:parent-style-name="Heading">
      <style:paragraph-properties fo:margin-left="1.251cm" fo:margin-right="0cm" fo:text-indent="0cm" style:auto-text-indent="false"/>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P49" style:family="paragraph" style:parent-style-name="Text_20_body" style:list-style-name="L1">
      <style:text-properties officeooo:paragraph-rsid="0008d0d5"/>
    </style:style>
    <style:style style:name="P50" style:family="paragraph" style:parent-style-name="Text_20_body" style:list-style-name="L2">
      <style:text-properties officeooo:rsid="000fd189" officeooo:paragraph-rsid="000d2f43"/>
    </style:style>
    <style:style style:name="P51" style:family="paragraph" style:parent-style-name="Text_20_body" style:list-style-name="L2">
      <style:text-properties officeooo:rsid="000d2f43" officeooo:paragraph-rsid="000d2f43"/>
    </style:style>
    <style:style style:name="P52" style:family="paragraph" style:parent-style-name="Text_20_body">
      <style:paragraph-properties fo:text-align="start" style:justify-single-word="false" fo:orphans="0" fo:widows="0"/>
      <style:text-properties fo:color="#000000" style:font-name="Times New Roman" fo:font-size="12pt" fo:language="en" fo:country="CA" fo:font-style="normal" fo:font-weight="normal" officeooo:rsid="004b6900"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3" style:family="paragraph" style:parent-style-name="Text_20_body">
      <style:paragraph-properties fo:text-align="start" style:justify-single-word="false" fo:orphans="0" fo:widows="0"/>
      <style:text-properties fo:color="#000000" style:font-name="Times New Roman" fo:font-size="12pt" fo:language="en" fo:country="CA" fo:font-style="normal" fo:font-weight="normal" officeooo:rsid="005995fb" officeooo:paragraph-rsid="0051b4a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54" style:family="paragraph" style:parent-style-name="Text_20_body" style:list-style-name="L4">
      <style:text-properties fo:color="#000000"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55" style:family="paragraph" style:parent-style-name="Text_20_body">
      <style:text-properties officeooo:paragraph-rsid="0031a1e0"/>
    </style:style>
    <style:style style:name="P56" style:family="paragraph" style:parent-style-name="Text_20_body">
      <style:text-properties officeooo:rsid="005d8ddf" officeooo:paragraph-rsid="005d8ddf"/>
    </style:style>
    <style:style style:name="P57" style:family="paragraph" style:parent-style-name="Text_20_body">
      <style:text-properties officeooo:rsid="005f7560" officeooo:paragraph-rsid="005f7560"/>
    </style:style>
    <style:style style:name="P58" style:family="paragraph" style:parent-style-name="Text_20_body" style:list-style-name="L1">
      <style:paragraph-properties fo:margin-left="0cm" fo:margin-right="0cm" fo:text-indent="-0.635cm" style:auto-text-indent="false"/>
      <style:text-properties officeooo:paragraph-rsid="0008d0d5"/>
    </style:style>
    <style:style style:name="P59" style:family="paragraph" style:parent-style-name="Text_20_body">
      <style:paragraph-properties fo:margin-left="1.251cm" fo:margin-right="0cm" fo:text-align="start" style:justify-single-word="false" fo:orphans="0" fo:widows="0" fo:text-indent="0cm" style:auto-text-indent="false"/>
      <style:text-properties fo:color="#000000" style:font-name="Times New Roman" fo:font-size="12pt" fo:language="en" fo:country="CA" fo:font-style="normal" fo:font-weight="normal" officeooo:rsid="00526373"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60" style:family="paragraph" style:parent-style-name="Title" style:master-page-name="Standard">
      <style:paragraph-properties style:page-number="auto"/>
    </style:style>
    <style:style style:name="P61" style:family="paragraph" style:parent-style-name="Standard" style:list-style-name="L3">
      <style:paragraph-properties fo:text-align="start" style:justify-single-word="false" fo:orphans="0" fo:widows="0"/>
      <style:text-properties officeooo:paragraph-rsid="001bf35e"/>
    </style:style>
    <style:style style:name="P62" style:family="paragraph" style:parent-style-name="Standard" style:list-style-name="L3">
      <style:paragraph-properties fo:text-align="start" style:justify-single-word="false" fo:orphans="0" fo:widows="0"/>
      <style:text-properties officeooo:paragraph-rsid="003e8d05"/>
    </style:style>
    <style:style style:name="P63" style:family="paragraph" style:parent-style-name="Standard" style:list-style-name="L3">
      <style:paragraph-properties fo:text-align="start" style:justify-single-word="false" fo:orphans="0" fo:widows="0"/>
      <style:text-properties officeooo:rsid="001d3945" officeooo:paragraph-rsid="001d3945"/>
    </style:style>
    <style:style style:name="P64" style:family="paragraph" style:parent-style-name="Standard">
      <style:paragraph-properties fo:text-align="start" style:justify-single-word="false" fo:orphans="0" fo:widows="0"/>
      <style:text-properties fo:color="#000000" style:font-name="Times New Roman" fo:font-size="12pt" fo:language="en" fo:country="CA" fo:font-style="normal" fo:font-weight="bold" officeooo:rsid="002c795e" officeooo:paragraph-rsid="002c795e" style:letter-kerning="true" style:font-size-asian="12pt" style:language-asian="zh" style:country-asian="CN" style:font-style-asian="normal" style:font-weight-asian="bold" style:font-name-complex="Arial Unicode MS1" style:font-size-complex="12pt" style:language-complex="hi" style:country-complex="IN"/>
    </style:style>
    <style:style style:name="P65" style:family="paragraph" style:parent-style-name="Standard">
      <style:paragraph-properties fo:text-align="start" style:justify-single-word="false" fo:orphans="0" fo:widows="0"/>
      <style:text-properties fo:color="#000000" style:font-name="Times New Roman" fo:font-size="12pt" fo:language="en" fo:country="CA" fo:font-style="normal" fo:font-weight="normal" officeooo:paragraph-rsid="002c79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6" style:family="paragraph" style:parent-style-name="Heading_20_2">
      <style:text-properties officeooo:rsid="0014b3cc" officeooo:paragraph-rsid="0014b3cc"/>
    </style:style>
    <style:style style:name="P67" style:family="paragraph" style:parent-style-name="Heading_20_2">
      <style:text-properties fo:language="en" fo:country="CA" style:language-asian="zh" style:country-asian="CN" style:language-complex="hi" style:country-complex="IN"/>
    </style:style>
    <style:style style:name="P68" style:family="paragraph" style:parent-style-name="Heading_20_3">
      <style:text-properties officeooo:rsid="00075182"/>
    </style:style>
    <style:style style:name="P69" style:family="paragraph" style:parent-style-name="Heading_20_3">
      <style:text-properties fo:language="en" fo:country="CA" style:language-asian="zh" style:country-asian="CN" style:language-complex="hi" style:country-complex="IN"/>
    </style:style>
    <style:style style:name="P70" style:family="paragraph" style:parent-style-name="Heading_20_3">
      <style:text-properties officeooo:rsid="001f30d2" officeooo:paragraph-rsid="001f30d2"/>
    </style:style>
    <style:style style:name="P71" style:family="paragraph" style:parent-style-name="Heading_20_3">
      <style:text-properties officeooo:paragraph-rsid="004b6900"/>
    </style:style>
    <style:style style:name="T1" style:family="text">
      <style:text-properties officeooo:rsid="00075182"/>
    </style:style>
    <style:style style:name="T2" style:family="text">
      <style:text-properties officeooo:rsid="0008d0d5"/>
    </style:style>
    <style:style style:name="T3" style:family="text">
      <style:text-properties fo:font-style="italic" style:font-style-asian="italic" style:font-style-complex="italic"/>
    </style:style>
    <style:style style:name="T4" style:family="text">
      <style:text-properties fo:font-style="italic" officeooo:rsid="004b6900" style:font-style-asian="italic" style:font-style-complex="italic"/>
    </style:style>
    <style:style style:name="T5" style:family="text">
      <style:text-properties officeooo:rsid="000a51ad"/>
    </style:style>
    <style:style style:name="T6" style:family="text">
      <style:text-properties officeooo:rsid="000d2f43"/>
    </style:style>
    <style:style style:name="T7" style:family="text">
      <style:text-properties officeooo:rsid="000df9be"/>
    </style:style>
    <style:style style:name="T8" style:family="text">
      <style:text-properties officeooo:rsid="000fd189"/>
    </style:style>
    <style:style style:name="T9" style:family="text">
      <style:text-properties officeooo:rsid="0010a59d"/>
    </style:style>
    <style:style style:name="T10" style:family="text">
      <style:text-properties officeooo:rsid="00112fa5"/>
    </style:style>
    <style:style style:name="T11" style:family="text">
      <style:text-properties fo:font-weight="bold" style:font-weight-asian="bold" style:font-weight-complex="bold"/>
    </style:style>
    <style:style style:name="T12" style:family="text">
      <style:text-properties fo:font-weight="bold" officeooo:rsid="004ba627" style:font-weight-asian="bold" style:font-weight-complex="bold"/>
    </style:style>
    <style:style style:name="T13" style:family="text">
      <style:text-properties fo:font-weight="bold" officeooo:rsid="004b6900" style:font-weight-asian="bold" style:font-weight-complex="bold"/>
    </style:style>
    <style:style style:name="T14" style:family="text">
      <style:text-properties officeooo:rsid="0014b3cc"/>
    </style:style>
    <style:style style:name="T15" style:family="text">
      <style:text-properties officeooo:rsid="0016740d"/>
    </style:style>
    <style:style style:name="T16" style:family="text">
      <style:text-properties fo:color="#000000" style:font-name="TimesNewRomanPSMT"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7" style:family="text">
      <style:text-properties fo:color="#000000" style:font-name="TimesNewRomanPSMT"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8" style:family="text">
      <style:text-properties fo:color="#000000" style:font-name="TimesNewRomanPSMT" fo:font-size="12pt" fo:language="en" fo:country="CA" fo:font-style="normal" fo:font-weight="normal" officeooo: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9" style:family="text">
      <style:text-properties fo:color="#000000" style:font-name="TimesNewRomanPSMT" fo:font-size="12pt" fo:language="en" fo:country="CA" fo:font-style="normal" fo:font-weight="normal" officeooo:rsid="00390f9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20" style:family="text">
      <style:text-properties fo:color="#000000" style:font-name="TimesNewRomanPSMT"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21"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style>
    <style:style style:name="T22"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font-weight-complex="bold"/>
    </style:style>
    <style:style style:name="T23" style:family="text">
      <style:text-properties fo:color="#000000" fo:language="en" fo:country="CA" fo:font-style="normal" fo:font-weight="bold" officeooo:rsid="002c795e" style:letter-kerning="true" style:language-asian="zh" style:country-asian="CN" style:font-style-asian="normal" style:font-weight-asian="bold" style:font-name-complex="Arial Unicode MS1" style:language-complex="hi" style:country-complex="IN"/>
    </style:style>
    <style:style style:name="T24"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25"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weight-complex="normal"/>
    </style:style>
    <style:style style:name="T26"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font-weight-complex="normal"/>
    </style:style>
    <style:style style:name="T27" style:family="text">
      <style:text-properties fo:color="#000000" fo:language="en" fo:country="CA" fo:font-style="normal" fo:font-weight="normal" officeooo:rsid="001bf35e" style:letter-kerning="true" style:language-asian="zh" style:country-asian="CN" style:font-style-asian="normal" style:font-weight-asian="normal" style:font-name-complex="Arial Unicode MS1" style:language-complex="hi" style:country-complex="IN"/>
    </style:style>
    <style:style style:name="T28" style:family="text">
      <style:text-properties fo:color="#000000" fo:language="en" fo:country="CA" fo:font-style="normal" fo:font-weight="normal" officeooo:rsid="001f30d2" style:letter-kerning="true" style:language-asian="zh" style:country-asian="CN" style:font-style-asian="normal" style:font-weight-asian="normal" style:font-name-complex="Arial Unicode MS1" style:language-complex="hi" style:country-complex="IN"/>
    </style:style>
    <style:style style:name="T29" style:family="text">
      <style:text-properties fo:color="#000000" fo:language="en" fo:country="CA" fo:font-style="normal" fo:font-weight="normal" officeooo:rsid="00246bd2" style:letter-kerning="true" style:language-asian="zh" style:country-asian="CN" style:font-style-asian="normal" style:font-weight-asian="normal" style:font-name-complex="Arial Unicode MS1" style:language-complex="hi" style:country-complex="IN"/>
    </style:style>
    <style:style style:name="T30" style:family="text">
      <style:text-properties fo:color="#000000" fo:language="en" fo:country="CA" fo:font-style="normal" fo:font-weight="normal" officeooo:rsid="002516b5" style:letter-kerning="true" style:language-asian="zh" style:country-asian="CN" style:font-style-asian="normal" style:font-weight-asian="normal" style:font-name-complex="Arial Unicode MS1" style:language-complex="hi" style:country-complex="IN"/>
    </style:style>
    <style:style style:name="T31" style:family="text">
      <style:text-properties fo:color="#000000" fo:language="en" fo:country="CA" fo:font-style="normal" fo:font-weight="normal" officeooo:rsid="002e48fe" style:letter-kerning="true" style:language-asian="zh" style:country-asian="CN" style:font-style-asian="normal" style:font-weight-asian="normal" style:font-name-complex="Arial Unicode MS1" style:language-complex="hi" style:country-complex="IN"/>
    </style:style>
    <style:style style:name="T32" style:family="text">
      <style:text-properties fo:color="#000000" fo:language="en" fo:country="CA" fo:font-style="normal" fo:font-weight="normal" officeooo:rsid="003e8d05" style:letter-kerning="true" style:language-asian="zh" style:country-asian="CN" style:font-style-asian="normal" style:font-weight-asian="normal" style:font-name-complex="Arial Unicode MS1" style:language-complex="hi" style:country-complex="IN"/>
    </style:style>
    <style:style style:name="T33"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style>
    <style:style style:name="T34" style:family="text">
      <style:text-properties fo:color="#000000" fo:language="en" fo:country="CA" fo:font-style="normal" fo:font-weight="normal" officeooo:rsid="002ce22e" style:letter-kerning="true" style:language-asian="zh" style:country-asian="CN" style:font-style-asian="normal" style:font-weight-asian="normal" style:font-name-complex="Arial Unicode MS1" style:language-complex="hi" style:country-complex="IN"/>
    </style:style>
    <style:style style:name="T35" style:family="text">
      <style:text-properties fo:color="#000000" fo:language="en" fo:country="CA" fo:font-style="normal" fo:font-weight="normal" officeooo:rsid="0040bbb5" style:letter-kerning="true" style:language-asian="zh" style:country-asian="CN" style:font-style-asian="normal" style:font-weight-asian="normal" style:font-name-complex="Arial Unicode MS1" style:language-complex="hi" style:country-complex="IN"/>
    </style:style>
    <style:style style:name="T36"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37" style:family="text">
      <style:text-properties fo:color="#000000" fo:language="en" fo:country="CA" fo:font-style="normal" fo:font-weight="normal" officeooo:rsid="00580641" style:letter-kerning="true" style:language-asian="zh" style:country-asian="CN" style:font-style-asian="normal" style:font-weight-asian="normal" style:font-name-complex="Arial Unicode MS1" style:language-complex="hi" style:country-complex="IN"/>
    </style:style>
    <style:style style:name="T38"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39" style:family="text">
      <style:text-properties fo:color="#000000" fo:language="en" fo:country="CA" fo:font-style="italic" fo:font-weight="normal" style:letter-kerning="true" style:language-asian="zh" style:country-asian="CN" style:font-style-asian="italic" style:font-weight-asian="normal" style:font-name-complex="Arial Unicode MS1" style:language-complex="hi" style:country-complex="IN" style:font-weight-complex="normal"/>
    </style:style>
    <style:style style:name="T40" style:family="text">
      <style:text-properties fo:color="#000000" fo:language="en" fo:country="CA" fo:font-style="italic" fo:font-weight="normal" officeooo:rsid="0054ee0a" style:letter-kerning="true" style:language-asian="zh" style:country-asian="CN" style:font-style-asian="italic" style:font-weight-asian="normal" style:font-name-complex="Arial Unicode MS1" style:language-complex="hi" style:country-complex="IN" style:font-style-complex="italic"/>
    </style:style>
    <style:style style:name="T41" style:family="text">
      <style:text-properties fo:color="#000000" fo:language="en" fo:country="CA" fo:font-style="italic" fo:font-weight="bold" style:letter-kerning="true" style:language-asian="zh" style:country-asian="CN" style:font-style-asian="italic" style:font-weight-asian="bold" style:font-name-complex="Arial Unicode MS1" style:language-complex="hi" style:country-complex="IN"/>
    </style:style>
    <style:style style:name="T42" style:family="text">
      <style:text-properties fo:color="#000000" style:font-name="Times New Roman"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43" style:family="text">
      <style:text-properties fo:color="#000000" style:font-name="Times New Roman" fo:font-size="12pt" fo:language="en" fo:country="CA" fo:font-style="normal" fo:font-weight="normal" officeooo: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44" style:family="text">
      <style:text-properties fo:color="#000000" style:font-name="Times New Roman"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45" style:family="text">
      <style:text-properties fo:color="#000000" style:font-name="Times New Roman" fo:font-size="12pt" fo:language="en" fo:country="CA" fo:font-style="normal" fo:font-weight="normal" officeooo:rsid="002516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46" style:family="text">
      <style:text-properties fo:color="#000000" style:font-name="Times New Roman" fo:font-size="12pt" fo:language="en" fo:country="CA" fo:font-style="normal" fo:font-weight="normal" officeooo:rsid="0027d86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47" style:family="text">
      <style:text-properties fo:color="#000000" style:font-name="Times New Roman"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48" style:family="text">
      <style:text-properties fo:color="#000000" style:font-name="Times New Roman"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49" style:family="text">
      <style:text-properties fo:color="#000000" style:font-name="Times New Roman" fo:font-size="12pt" fo:language="en" fo:country="CA" fo:font-style="normal" fo:font-weight="normal" officeooo: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0" style:family="text">
      <style:text-properties fo:color="#000000" style:font-name="Times New Roman" fo:font-size="12pt" fo:language="en" fo:country="CA" fo:font-style="normal" fo:font-weight="normal" officeooo:rsid="001e2a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1" style:family="text">
      <style:text-properties fo:color="#000000" style:font-name="Times New Roman" fo:font-size="12pt" fo:language="en" fo:country="CA" fo:font-style="normal" fo:font-weight="normal" officeooo:rsid="00246bd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2" style:family="text">
      <style:text-properties fo:color="#000000" style:font-name="Times New Roman" fo:font-size="12pt" fo:language="en" fo:country="CA" fo:font-style="normal" fo:font-weight="normal" officeooo:rsid="002565c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3" style:family="text">
      <style:text-properties fo:color="#000000" style:font-name="Times New Roman"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4" style:family="text">
      <style:text-properties fo:color="#000000" style:font-name="Times New Roman"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5" style:family="text">
      <style:text-properties fo:color="#000000" style:font-name="Times New Roman" fo:font-size="12pt" fo:language="en" fo:country="CA" fo:font-style="normal" fo:font-weight="normal" officeooo:rsid="003e8d0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6" style:family="text">
      <style:text-properties fo:color="#000000" style:font-name="Times New Roman" fo:font-size="12pt" fo:language="en" fo:country="CA" fo:font-style="normal" fo:font-weight="normal" officeooo:rsid="0040bbb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7" style:family="text">
      <style:text-properties fo:color="#000000" style:font-name="Times New Roman"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8" style:family="text">
      <style:text-properties fo:color="#000000" style:font-name="Times New Roman" fo:font-size="12pt" fo:language="en" fo:country="CA" fo:font-style="normal" fo:font-weight="normal" officeooo:rsid="0046cdd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9" style:family="text">
      <style:text-properties fo:color="#000000" style:font-name="Times New Roman"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0" style:family="text">
      <style:text-properties fo:color="#000000" style:font-name="Times New Roman"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1" style:family="text">
      <style:text-properties fo:color="#000000" style:font-name="Times New Roman"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62" style:family="text">
      <style:text-properties fo:color="#000000" style:font-name="Times New Roman"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63" style:family="text">
      <style:text-properties fo:color="#000000" style:font-name="Times New Roman"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64" style:family="text">
      <style:text-properties fo:color="#000000" style:font-name="Times New Roman" fo:font-size="12pt" fo:language="en" fo:country="CA" fo:font-style="normal" fo:font-weight="normal" officeooo: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5" style:family="text">
      <style:text-properties fo:color="#000000" style:font-name="Times New Roman" fo:font-size="12pt" fo:language="en" fo:country="CA" fo:font-style="normal" fo:font-weight="normal" officeooo:rsid="004fe2b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66" style:family="text">
      <style:text-properties fo:color="#000000" style:font-name="Times New Roman"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67" style:family="text">
      <style:text-properties fo:color="#000000" style:font-name="Times New Roman"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68" style:family="text">
      <style:text-properties fo:color="#000000" style:font-name="Times New Roman" fo:font-size="12pt" fo:language="en" fo:country="CA" fo:font-style="normal" fo:font-weight="bold" officeooo:rsid="001d3945"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69" style:family="text">
      <style:text-properties fo:color="#000000" style:font-name="Times New Roman" fo:font-size="12pt" fo:language="en" fo:country="CA" fo:font-style="normal" fo:font-weight="bold" officeooo:rsid="0028d560" style:letter-kerning="true" style:font-size-asian="12pt" style:language-asian="zh" style:country-asian="CN" style:font-style-asian="normal" style:font-weight-asian="bold" style:font-name-complex="Arial Unicode MS1" style:font-size-complex="12pt" style:language-complex="hi" style:country-complex="IN"/>
    </style:style>
    <style:style style:name="T70" style:family="text">
      <style:text-properties fo:color="#000000" style:font-name="Times New Roman"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1" style:family="text">
      <style:text-properties fo:color="#000000" style:font-name="Times New Roman"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72" style:family="text">
      <style:text-properties fo:color="#000000" style:font-name="Times New Roman" fo:font-size="12pt" fo:language="en" fo:country="CA" fo:font-style="italic" fo:font-weight="normal" officeooo:rsid="0026094f"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73" style:family="text">
      <style:text-properties fo:color="#000000" style:font-name="Times New Roman" fo:font-size="12pt" fo:language="en" fo:country="CA" fo:font-style="italic" fo:font-weight="normal" officeooo:rsid="001bf35e"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4" style:family="text">
      <style:text-properties fo:color="#000000" style:font-name="Times New Roman" fo:font-size="12pt" fo:language="en" fo:country="CA" fo:font-style="italic" fo:font-weight="normal" officeooo:rsid="0028d560"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5" style:family="text">
      <style:text-properties fo:color="#000000" style:font-name="Times New Roman" fo:font-size="12pt" fo:language="en" fo:country="CA" fo:font-style="italic" fo:font-weight="normal" officeooo:rsid="003e8d05"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6" style:family="text">
      <style:text-properties fo:color="#000000" style:font-name="Times New Roman" fo:font-size="12pt" fo:language="en" fo:country="CA" fo:font-style="italic" fo:font-weight="normal" officeooo:rsid="0046cddb"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7" style:family="text">
      <style:text-properties fo:color="#000000" style:font-name="Times New Roman" fo:font-size="12pt" fo:language="en" fo:country="CA" fo:font-style="italic" fo:font-weight="normal" officeooo:rsid="00484f0c"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8" style:family="text">
      <style:text-properties fo:color="#000000" style:font-name="Times New Roman" fo:font-size="12pt" fo:language="en" fo:country="CA" fo:font-style="italic" fo:font-weight="normal" officeooo:rsid="0049098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79" style:family="text">
      <style:text-properties fo:language="en" fo:country="CA" style:language-asian="zh" style:country-asian="CN" style:language-complex="hi" style:country-complex="IN"/>
    </style:style>
    <style:style style:name="T80" style:family="text">
      <style:text-properties fo:language="en" fo:country="CA" officeooo:rsid="00246bd2" style:language-asian="zh" style:country-asian="CN" style:language-complex="hi" style:country-complex="IN"/>
    </style:style>
    <style:style style:name="T81" style:family="text">
      <style:text-properties fo:language="en" fo:country="CA" officeooo:rsid="0027d86a" style:language-asian="zh" style:country-asian="CN" style:language-complex="hi" style:country-complex="IN"/>
    </style:style>
    <style:style style:name="T82" style:family="text">
      <style:text-properties fo:language="en" fo:country="CA" officeooo:rsid="002ce22e" style:language-asian="zh" style:country-asian="CN" style:language-complex="hi" style:country-complex="IN"/>
    </style:style>
    <style:style style:name="T83" style:family="text">
      <style:text-properties fo:language="en" fo:country="CA" officeooo:rsid="003e4a8e" style:language-asian="zh" style:country-asian="CN" style:language-complex="hi" style:country-complex="IN"/>
    </style:style>
    <style:style style:name="T84" style:family="text">
      <style:text-properties fo:language="en" fo:country="CA" officeooo:rsid="0041e4d0" style:language-asian="zh" style:country-asian="CN" style:language-complex="hi" style:country-complex="IN"/>
    </style:style>
    <style:style style:name="T85" style:family="text">
      <style:text-properties fo:language="en" fo:country="CA" officeooo:rsid="00484f0c" style:language-asian="zh" style:country-asian="CN" style:language-complex="hi" style:country-complex="IN"/>
    </style:style>
    <style:style style:name="T86" style:family="text">
      <style:text-properties fo:language="en" fo:country="CA" officeooo:rsid="004b6900" style:language-asian="zh" style:country-asian="CN" style:language-complex="hi" style:country-complex="IN"/>
    </style:style>
    <style:style style:name="T87" style:family="text">
      <style:text-properties fo:language="en" fo:country="CA" officeooo:rsid="004ba627" style:language-asian="zh" style:country-asian="CN" style:language-complex="hi" style:country-complex="IN"/>
    </style:style>
    <style:style style:name="T88" style:family="text">
      <style:text-properties fo:language="en" fo:country="CA" officeooo:rsid="0051b4ac" style:language-asian="zh" style:country-asian="CN" style:language-complex="hi" style:country-complex="IN"/>
    </style:style>
    <style:style style:name="T89" style:family="text">
      <style:text-properties officeooo:rsid="002ce22e"/>
    </style:style>
    <style:style style:name="T90" style:family="text">
      <style:text-properties officeooo:rsid="002fbaf0"/>
    </style:style>
    <style:style style:name="T91" style:family="text">
      <style:text-properties officeooo:rsid="0031a1e0"/>
    </style:style>
    <style:style style:name="T92" style:family="text">
      <style:text-properties officeooo:rsid="00322302"/>
    </style:style>
    <style:style style:name="T93" style:family="text">
      <style:text-properties officeooo:rsid="0033bf23"/>
    </style:style>
    <style:style style:name="T94" style:family="text">
      <style:text-properties fo:font-style="normal" officeooo:rsid="0054ee0a" style:font-style-asian="normal" style:font-style-complex="normal"/>
    </style:style>
    <style:style style:name="T95" style:family="text">
      <style:text-properties fo:font-style="normal" officeooo:rsid="005692b2" style:font-style-asian="normal" style:font-style-complex="normal"/>
    </style:style>
    <style:style style:name="T96" style:family="text">
      <style:text-properties officeooo:rsid="0034dd2f"/>
    </style:style>
    <style:style style:name="T97" style:family="text">
      <style:text-properties officeooo:rsid="00375afb"/>
    </style:style>
    <style:style style:name="T98" style:family="text">
      <style:text-properties officeooo:rsid="00390f91"/>
    </style:style>
    <style:style style:name="T99" style:family="text">
      <style:text-properties officeooo:rsid="003e5df9"/>
    </style:style>
    <style:style style:name="T100" style:family="text">
      <style:text-properties officeooo:rsid="00246bd2"/>
    </style:style>
    <style:style style:name="T101" style:family="text">
      <style:text-properties officeooo:rsid="00526373" style:font-style-complex="normal"/>
    </style:style>
    <style:style style:name="T102" style:family="text">
      <style:text-properties officeooo:rsid="0053d1fb" style:font-style-complex="normal"/>
    </style:style>
    <style:style style:name="T103" style:family="text">
      <style:text-properties officeooo:rsid="004b6900"/>
    </style:style>
    <style:style style:name="T104" style:family="text">
      <style:text-properties officeooo:rsid="004ba627"/>
    </style:style>
    <style:style style:name="T105" style:family="text">
      <style:text-properties officeooo:rsid="00526373"/>
    </style:style>
    <style:style style:name="T106" style:family="text">
      <style:text-properties officeooo:rsid="00526373" style:font-weight-complex="normal"/>
    </style:style>
    <style:style style:name="T107" style:family="text">
      <style:text-properties officeooo:rsid="005911b7" style:font-weight-complex="normal"/>
    </style:style>
    <style:style style:name="T108" style:family="text">
      <style:text-properties officeooo:rsid="00549af7"/>
    </style:style>
    <style:style style:name="T109" style:family="text">
      <style:text-properties officeooo:rsid="0054ee0a"/>
    </style:style>
    <style:style style:name="T110" style:family="text">
      <style:text-properties officeooo:rsid="002516b5"/>
    </style:style>
    <style:style style:name="T111" style:family="text">
      <style:text-properties officeooo:rsid="0027d247"/>
    </style:style>
    <style:style style:name="T112" style:family="text">
      <style:text-properties officeooo:rsid="005f75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Coding in the Virtual Ramp: Simplifying the WCAG</text:p>
      <text:p text:style-name="Text_20_body"/>
      <text:p text:style-name="P25">Accessibility legislation (<text:span text:style-name="Strong_20_Emphasis">Americans with Disability Act (</text:span>ADA) 1968) for the physical environment was introduced in the late 1960's on the heels of the civil rights movement. As a result, <text:span text:style-name="T90">accessible standards for</text:span> the built environment <text:span text:style-name="T90">came into being</text:span>. <text:span text:style-name="T90">Eventually we started seeing ramps in public buildings and sidewalk curb cuts on streets. These new architectural features built for people with disabilities actually benefitted</text:span> parents with strollers, delivery people, skate boarders, rollerbladers, cyclists and people in wheel chairs. Even pedestrians often head for the curb cut instead of stepping directly off the curb to cross a street. It has turned out turned out that architectural design made with inclusion in mind is universally beneficial. This <text:span text:style-name="T90">has become</text:span> <text:span text:style-name="T90">to be </text:span>known as the “curb-cut effect” (<text:span text:style-name="T108">Steve Jacobs 1999</text:span>). </text:p>
      <text:p text:style-name="Text_20_body">In the digital realm, accessibility legislation (Section 508 of the revised Rehabilitation Act, 1998) was enacted to ensure that users of assistive technologies (AT) would be able to access digital content and be active participants on the world wide web. The Web Content Accessibility Guidelines (WCAG) (published 1999; updated 2008) accompanied other main web standards to ensure an accessible web from the beginning. Like in the physical environment there are universal benefits when designers and developers build websites with accessibility in mind. Websites that are built to standard and that are compliant with the WCAG not only work better with AT like screen readers, zoom text software, these websites are <text:span text:style-name="T91">also</text:span> generally easier to understand, work better on mobile devices, perform better, are easier to maintain and as a result often have a higher return on investment. This has become known as the “electronic curb-cut effect” <text:span text:style-name="T91">(Steve Jacobs 1999)</text:span>.</text:p>
      <text:p text:style-name="P55">In spite of the realization that <text:span text:style-name="T91">accessible</text:span> design is universally beneficial, there has not been wide implementation of the Web Content Accessibility Guidelines (WCAG 2.0). Part of the reason for this is th<text:span text:style-name="T91">e unnecessary complexity in the way the guidelines are organized and explained</text:span>. There are 4 principles <text:span text:style-name="T91">(the POUR principles)</text:span>, 12 guidelines, 65 success criteria and 3 grading levels. Even if you are a seasoned web developer this can sound a little daunting and intimidating. In this paper I focus on a conceptual approach to the WCAG based on <text:span text:style-name="T91">its own </text:span>four <text:span text:style-name="T91">broad “POUR”</text:span> principles: a website must be perceivable, operable, understandable and robust. I <text:span text:style-name="T91">then </text:span>visualize each potential barrier a website might contain as a step that represents a particular content type or design choice. The corresponding techniques that enable web <text:span text:style-name="T1">content to be</text:span> accessib<text:span text:style-name="T1">le are</text:span> then visualized as a virtual ramp. <text:span text:style-name="T1">As one makes their up the stair case the content types and design choices become more complex, thus the virtual ramp requires more awareness, skill and resources to make the stairs accessible. </text:span></text:p>
      <text:p text:style-name="P55"/>
      <text:p text:style-name="P56">{{Insert Stair/Ramp graphic here.}}</text:p>
      <text:h text:style-name="P66" text:outline-level="2"><text:span text:style-name="T92">1. </text:span>Text &amp; Solid Structure</text:h>
      <text:p text:style-name="P20">Text is accessible by nature, meaning most devices can interpret and read plain text. That said, there are <text:span text:style-name="T92">a </text:span>few critical <text:span text:style-name="T92">techniques that</text:span> one must do to ensure that text-based web content is optimized to be accessible to <text:span text:style-name="T92">all</text:span> users <text:span text:style-name="T92">and all devices</text:span>. <text:span text:style-name="T92">Some of these things are done in the code base of the web page</text:span></text:p>
      <text:h text:style-name="P68" text:outline-level="3"><text:span text:style-name="T93">1.1 </text:span>Language</text:h>
      <text:p text:style-name="Text_20_body">Use the <text:span text:style-name="T3">lang</text:span> attribute to define a page's natural language and to mark any changes in <text:span text:style-name="T2">that </text:span>language.</text:p>
      <text:list xml:id="list8532753925954039438" text:style-name="L1">
        <text:list-header>
          <text:p text:style-name="P58"><text:soft-page-break/>Defining the document<text:span text:style-name="T2">'</text:span>s language and marking <text:span text:style-name="T2">changes</text:span> is essential to ensure proper pronunciation by screen reader<text:span text:style-name="T2"> and text-to-speech software.</text:span></text:p>
          <text:p text:style-name="P45">Code samples:</text:p>
          <text:p text:style-name="P49">&lt;html lang=”en”&gt;....</text:p>
          <text:p text:style-name="P49">&lt;p&gt;Hello world can be expressed in french as &lt;em lang=”fr”&gt;Bonjour tout le monde.&lt;/em&gt;&lt;/p&gt;</text:p>
        </text:list-header>
      </text:list>
      <text:h text:style-name="Heading_20_3" text:outline-level="3"><text:span text:style-name="T96">1.2 Code in </text:span>Semantic Structure</text:h>
      <text:p text:style-name="P15">Use HTML's built-in semantic structure to <text:span text:style-name="T3">code meaning directly into the content.</text:span></text:p>
      <text:p text:style-name="P14">HTML is a structural markup language. It gives you the tools to define the meaningful (semantic) structure of the content. This structure is invisible to most users, but not to machines such as search engines and assistive technology (i.e. screen readers). <text:span text:style-name="T5">When the most meaningful HTML element is used for a particular piece of content, AT can interpret and convey that meaning to the user.</text:span></text:p>
      <text:p text:style-name="P15">Using HTML correctly and in the most meaningful way also improves a designers ability to style that content more efficiently. <text:span text:style-name="T93">So many</text:span> <text:span text:style-name="T93">benefits result - from better user experience to higher returns on investment – when designers and </text:span>developers take the time to use semantic HTML markup.</text:p>
      <text:p text:style-name="P40">Code sample:</text:p>
      <text:p text:style-name="P33"><text:span text:style-name="T89">{{</text:span>DEMO in ChromeVox: Headings, quote, list of items.<text:span text:style-name="T89">}}</text:span></text:p>
      <text:h text:style-name="Heading_20_3" text:outline-level="3"><text:span text:style-name="T96">1.3 </text:span>Reading Level</text:h>
      <text:p text:style-name="P16">Web authors have a difficult job of composing content that can be understood by as many people as possible. Good rules of thumb are to keep it as simple as possible and appropriate to your audience. For example a government web site has the full range of the population's reading level to consider when composing content, while a university professor writing content for a <text:span text:style-name="T96">third</text:span> year physics course has a much narrower target to meet.</text:p>
      <text:h text:style-name="Heading_20_3" text:outline-level="3"><text:span text:style-name="T96">1.4 </text:span>Solid (Valid) Code Base</text:h>
      <text:p text:style-name="P17">There are three required elements that are needed on every web page to <text:span text:style-name="T6">be able to</text:span> run <text:span text:style-name="T6">the code</text:span> through <text:span text:style-name="T6">a </text:span>validator (syntax checker). <text:span text:style-name="T6">Doing so,</text:span> ens<text:span text:style-name="T6">u</text:span>re<text:span text:style-name="T6">s</text:span> the code <text:span text:style-name="T6">is error free and can be optimally accessed by assistive technology and display correctly in all browsers. These three essential bits of code are:</text:span></text:p>
      <text:list xml:id="list7951358431443182967" text:style-name="L2">
        <text:list-item>
          <text:p text:style-name="P50">the DOCTYPE</text:p>
        </text:list-item>
        <text:list-item>
          <text:p text:style-name="P51"><text:span text:style-name="T8">the Character encoding </text:span>(character set)</text:p>
        </text:list-item>
        <text:list-item>
          <text:p text:style-name="P51"><text:span text:style-name="T8">the </text:span>HTML <text:span text:style-name="T9">page </text:span>TITLE element</text:p>
        </text:list-item>
      </text:list>
      <text:p text:style-name="P18">Oddly enough <text:span text:style-name="T7">one or all of these three essential items are often missing from web page templates. Ensuring these three items are part of the all top level HTML page templates is the best starting point for robust code. The doctype and the character set are required to ensure that a browser (or AT) can properly interpret your code and a concise well-written unique page title is the first element that a screen reader reads out, telling the user that they have made it to the intended destination. The page title is also really important for helping people find your web page. Search engine algorithms generally </text:span><text:soft-page-break/><text:span text:style-name="T7">weight the content in the page title heavily. A good page title means that your web page content will be indexed correctly and therefore more easily found by the person looking for it.</text:span></text:p>
      <text:h text:style-name="Heading_20_3" text:outline-level="3">Summary for Text &amp; Solid Structure:</text:h>
      <text:p text:style-name="P26">As you can see language setting, content structure, reading level and the basic code base of your web pages can have wide ranging effects on perceiv<text:span text:style-name="T97">ability</text:span>, operability, understandability and robustness of your web site. <text:span text:style-name="T97">Basic awareness for content developers and very basic training for developers can ensure that the text on your site is accessible to everyone.</text:span></text:p>
      <text:h text:style-name="Heading_20_2" text:outline-level="2"><text:span text:style-name="T97">2. </text:span>Links &amp; Navigation</text:h>
      <text:h text:style-name="Heading_20_3" text:outline-level="3"><text:span text:style-name="T97">2.1 </text:span>Meaningful links</text:h>
      <text:p text:style-name="P27">Links are <text:span text:style-name="T10">the stepping stones of the internet; they take users to new places. To ensure that users can easily determine if a link is really where they want to go, the text of the link should be unique meaningful words that describe the destination and/or function of that link. Note if the link is wrapping an image, the alternative text of that image must contain the destination and/or function of the link. It's also a good practice not to repeat the same link several times on the same page as it can be frustrating for users to click on a link to a place they have already visited. If duplicate links are required, it is important that the link text be consistent for each duplicate link.</text:span></text:p>
      <text:p text:style-name="P41">Code sample:</text:p>
      <text:p text:style-name="P34"><text:span text:style-name="T89">{{</text:span>DEMO in ChromeVox: <text:span text:style-name="T97">meaningful and not so meaningful links</text:span>.<text:span text:style-name="T89">}}</text:span></text:p>
      <text:h text:style-name="Heading_20_3" text:outline-level="3"><text:span text:style-name="T97">2.2 </text:span>Changes in Context</text:h>
      <text:p text:style-name="P28">A link is a change in context and changes in context should be left in the control of the user, specifically this means do not use the target attribute (which <text:span text:style-name="T97">is </text:span>now deprecated code) to force a new tab or window to open when a user click<text:span text:style-name="T97">s</text:span> on a link. For some users (especially users of screen readers) this practice is extremely disorientating. <text:span text:style-name="T97">The user immediately loses access to the</text:span> <text:span text:style-name="T97">page's </text:span>browsing history the bro<text:span text:style-name="T98">wser's</text:span> back button won't take them back to where they came from. At the very least a user should be warned of any changes in context in order to be ready for <text:span text:style-name="T98">and be able to understand </text:span>that change.</text:p>
      <text:p text:style-name="P42">Code sample:</text:p>
      <text:p text:style-name="P36">Very common, but no longer valid code:</text:p>
      <text:p text:style-name="P36">&lt;a href=”<text:a xlink:type="simple" xlink:href="http://www.mysite.com/">http://www.myfriendswebsite.com</text:a>” target=”_blank”&gt;my friend's site&lt;/a&gt;</text:p>
      <text:h text:style-name="Heading_20_3" text:outline-level="3"><text:span text:style-name="T97">2.3 </text:span>Skip Navigation Links &amp; <text:span text:style-name="T15">page l</text:span>andmarks</text:h>
      <text:p text:style-name="P19">To provide direct access to a page's main content, <text:span text:style-name="T11">visible</text:span> “skip navigation” links are a best choice. “Skip navigation” links are a fairly well-known accessibility technique that allow users of screen readers to by-pass long lists of navigation (usually the first content on the page) to get directly to the page's main content. Designers often choose to hide these links from visual users. However, in reality, visual people who prefer to navigate using the keyboard also benefit from having access to these links <text:soft-page-break/>in order to quickly skip the navigation and to get to the heart of the page's content.</text:p>
      <text:p text:style-name="P19">HTML<text:span text:style-name="T14">5 and WAI-ARIA give developers code features that define landmarks on a page. Landmarks on a web page work exactly the same as in the built environment – they are helpful way finders (Quesenbury &amp; Horton). Users of screen readers can use the landmarks to navigate and scan through a page's content. Like “skip navigation” links when page landmarks are employed a screen reader user can easily get to the section of content she finds most interesting.</text:span></text:p>
      <text:p text:style-name="P42">Code sample:</text:p>
      <text:p text:style-name="P35"><text:span text:style-name="T89">{{</text:span>DEMO in ChromeVox <text:span text:style-name="T98">or regular browser</text:span>: <text:span text:style-name="T98">a skip navigation</text:span>.<text:span text:style-name="T89">}}</text:span></text:p>
      <text:h text:style-name="Heading_20_3" text:outline-level="3"><text:span text:style-name="T97">2.4 </text:span>Consistent Navigation</text:h>
      <text:p text:style-name="P1"><text:span text:style-name="T17">Well-planned,</text:span><text:span text:style-name="T20"> </text:span><text:span text:style-name="T17">consistent navigation</text:span><text:span text:style-name="T20"> </text:span><text:span text:style-name="T17">is good for all users</text:span><text:span text:style-name="T16">. </text:span><text:span text:style-name="T19">Consistency improves usability and prevents users of losing their way.</text:span></text:p>
      <text:h text:style-name="Heading_20_3" text:outline-level="3"><text:span text:style-name="T18"><text:s/></text:span><text:span text:style-name="T79">Summary for Links &amp; </text:span><text:span text:style-name="T82">N</text:span><text:span text:style-name="T79">avigation:</text:span></text:h>
      <text:p text:style-name="P29"><text:span text:style-name="T83">A</text:span><text:span text:style-name="T79">s you can see links and navigational elements are essential to a good user experience for everyone. Basic awareness training for content developers will make sure that meaningful links that are mindful of context changes get created over the lifespan of your website. The site's navigation requires a hefty amount of design time in the beginning, but this investment of design and development resources really pays off when it is done right. Users will have a better experience, maintenance costs will be reduced and you your website will last longer – all this will give you a better return on your investment whether your site is for a fortune 500 company or a local non-profit in your community.</text:span></text:p>
      <text:h text:style-name="P67" text:outline-level="2"><text:span text:style-name="T99">3. </text:span>Images &amp; Charts</text:h>
      <text:h text:style-name="P69" text:outline-level="3"><text:span text:style-name="T99">3.1 </text:span>Text Alternatives</text:h>
      <text:p text:style-name="P10"><text:span text:style-name="T24">Provid</text:span><text:span text:style-name="T27">ing</text:span><text:span text:style-name="T24"> meaningful text alternatives for all content images </text:span><text:span text:style-name="T27">is a requirement of the WCAG to make images accessible</text:span><text:span text:style-name="T24">. </text:span><text:span text:style-name="T25">The goal</text:span><text:span text:style-name="T22"> </text:span><text:span text:style-name="T25">of text alternatives</text:span><text:span text:style-name="T22"> </text:span><text:span text:style-name="T24">is to maintain the meaning of the document </text:span><text:span text:style-name="T27">even when the user cannot</text:span><text:span text:style-name="T24"> see th</text:span><text:span text:style-name="T32">at</text:span><text:span text:style-name="T24"> image. </text:span><text:span text:style-name="T27">There are several ways to provide text alternatives for images. </text:span></text:p>
      <text:p text:style-name="P7"/>
      <text:list xml:id="list1257386067167974023" text:style-name="L3">
        <text:list-item>
          <text:p text:style-name="P61"><text:span text:style-name="T68">In the code: </text:span><text:span text:style-name="T42">The </text:span><text:span text:style-name="T43">HTML </text:span><text:span text:style-name="T73">alt </text:span><text:span text:style-name="T43">attribute</text:span><text:span text:style-name="T42"> is </text:span><text:span text:style-name="T43">a </text:span><text:span text:style-name="T42">required </text:span><text:span text:style-name="T43">attribute for all images. A succinct brief description fits well in the </text:span><text:span text:style-name="T73">alt </text:span><text:span text:style-name="T43">attribute.</text:span><text:span text:style-name="T42"> </text:span><text:span text:style-name="T43">The content of the </text:span><text:span text:style-name="T73">alt</text:span><text:span text:style-name="T43"> attribute is read aloud by screen readers and browsers display this content on the screen </text:span><text:span text:style-name="T55">if</text:span><text:span text:style-name="T43"> for some reason the browser cannot load the actual image</text:span><text:span text:style-name="T42">. </text:span><text:span text:style-name="T43">The </text:span><text:span text:style-name="T73">alt</text:span><text:span text:style-name="T43"> attribute can be left blank when the image is adequately described elsewhere in the content (see next examples), but the empty </text:span><text:span text:style-name="T73">alt</text:span><text:span text:style-name="T43"> must remain present in the code.</text:span></text:p>
        </text:list-item>
        <text:list-item>
          <text:p text:style-name="P62"><text:span text:style-name="T68">In a visible element:</text:span><text:span text:style-name="T49"> </text:span><text:span text:style-name="T43">In some cases a description of the image is beneficial for all users. A web author may choose to place the description of an image nearby in a nicely styled “image caption” element. HTML5 has a new tag, </text:span><text:span text:style-name="T73">figcaption</text:span><text:span text:style-name="T43">, specifically for this purpose. </text:span><text:span text:style-name="T55">An empty </text:span><text:span text:style-name="T75">alt</text:span><text:span text:style-name="T55"> attribute is required in this case.</text:span></text:p>
        </text:list-item>
        <text:list-item>
          <text:p text:style-name="P63"><text:span text:style-name="T43">A</text:span><text:span text:style-name="T42">nother option or case could be that the </text:span><text:span text:style-name="T44">image is fully</text:span><text:span text:style-name="T67"> described in the body </text:span><text:span text:style-name="T44">of the nearby content</text:span><text:span text:style-name="T42">, so no more supplementary description is needed to maintain the full meaning of the page.</text:span></text:p>
        </text:list-item>
      </text:list>
      <text:p text:style-name="P8"><text:s/></text:p>
      <text:p text:style-name="P13"><text:span text:style-name="T42">In cases 2 or 3 above, and when an image is purely decorative, the </text:span><text:span text:style-name="T70">alt</text:span><text:span text:style-name="T42"> attribute can be left intentionally blank to prevent a screen reader from reading out unnecessary </text:span><text:span text:style-name="T55">duplicate </text:span><text:span text:style-name="T42">content. In all cases, writing </text:span><text:soft-page-break/><text:span text:style-name="T42">good alternative text and descriptions for images is not an easy task. </text:span><text:span text:style-name="T50">Good image descriptions depend on context </text:span><text:span text:style-name="T51">(WebAIM.org) </text:span><text:span text:style-name="T50">and once the appropriate text is written by a web author</text:span><text:span text:style-name="T42">, the designer </text:span><text:span text:style-name="T50">needs to make sure it looks good</text:span><text:span text:style-name="T42"> and the developer </text:span><text:span text:style-name="T50">has </text:span><text:span text:style-name="T42">to make sure the description ends up in the right place in the code. So much of accessible web development requires </text:span><text:span text:style-name="T55">a</text:span><text:span text:style-name="T42"> </text:span><text:span text:style-name="T55">team</text:span><text:span text:style-name="T42"> effort. </text:span><text:span text:style-name="T55">Like safety in the airline industry, accessibility in web design is everybody's res</text:span><text:span text:style-name="T56">p</text:span><text:span text:style-name="T55">onsibility.</text:span></text:p>
      <text:p text:style-name="P4"/>
      <text:h text:style-name="P70" text:outline-level="3"><text:span text:style-name="T99">3.2 </text:span>Complex Images</text:h>
      <text:p text:style-name="P9"><text:span text:style-name="T24">For </text:span><text:span text:style-name="T25">charts or complex images you</text:span><text:span text:style-name="T26">'ll</text:span><text:span text:style-name="T21"> </text:span><text:span text:style-name="T26">likely</text:span><text:span text:style-name="T25"> </text:span><text:span text:style-name="T24">need to link to supplementary content </text:span><text:span text:style-name="T28">on a separate page</text:span><text:span text:style-name="T24">. </text:span><text:span text:style-name="T28">To do this ensure your link to the description is accessible (i.e. </text:span><text:span text:style-name="T33">is </text:span><text:span text:style-name="T28">a </text:span><text:span text:style-name="T30">meaningful </text:span><text:span text:style-name="T28">link) and that an accessible link back on the description page is also provided. </text:span><text:span text:style-name="T35">Transcripts to video can be handled in a similar way.</text:span></text:p>
      <text:p text:style-name="P43">Code sample:</text:p>
      <text:p text:style-name="P39"><text:span text:style-name="T29">{{</text:span><text:span text:style-name="T34">Link to </text:span><text:span text:style-name="T28">D</text:span><text:span text:style-name="T34">EMO</text:span><text:span text:style-name="T29">}}</text:span></text:p>
      <text:h text:style-name="P69" text:outline-level="3">Summary for Images</text:h>
      <text:p text:style-name="P30"><text:span text:style-name="T79">Images are not textual content. To ensure the meaning o</text:span><text:span text:style-name="T84">f</text:span><text:span text:style-name="T79"> the images are perceivable to all users, we must provide an appropriate description of the image. </text:span><text:span text:style-name="T84">This is easy requirement to meet, but not always easy to get right, so make sure everyone on the team understands what the accessibility requirements and goals are for the web site so image descriptions do not fall through the cracks. This is not an easy problem to solve at the end of development on the night before your launch.</text:span></text:p>
      <text:h text:style-name="P67" text:outline-level="2"><text:span text:style-name="T99">4. </text:span>Tables, Forms &amp; Interactives</text:h>
      <text:p text:style-name="P31"><text:span text:style-name="T80">As we make our way up the steps of potential barriers, our web content types become more complex </text:span><text:span text:style-name="T85">requiring</text:span><text:span text:style-name="T81"> more skill and resources to </text:span><text:span text:style-name="T85">make them</text:span><text:span text:style-name="T81"> accessible. </text:span><text:span text:style-name="T85">Just by their function and purpose t</text:span><text:span text:style-name="T45">ables and forms are complex </text:span><text:span text:style-name="T47">structures. </text:span><text:span text:style-name="T48">To reduce complexity</text:span><text:span text:style-name="T46"> </text:span><text:span text:style-name="T48">keep the layout and requirements as</text:span><text:span text:style-name="T46"> simple as possible.</text:span><text:span text:style-name="T45"> </text:span><text:span text:style-name="T46">For tables, </text:span><text:span text:style-name="T47">this means</text:span><text:span text:style-name="T46"> avoid complexity data relationships – don't span rows and columns unless absolutely necessary</text:span><text:span text:style-name="T45">.</text:span><text:span text:style-name="T42"> <text:s/></text:span><text:span text:style-name="T57">For forms, simplicity means </text:span><text:span text:style-name="T65">only</text:span><text:span text:style-name="T57"> asking for </text:span><text:span text:style-name="T65">what you need</text:span><text:span text:style-name="T57"> and nothing more.</text:span></text:p>
      <text:h text:style-name="Heading_20_3" text:outline-level="3"><text:span text:style-name="T79">4.1 </text:span><text:span text:style-name="T85">Accessible </text:span><text:span text:style-name="T79">Tables</text:span></text:h>
      <text:p text:style-name="P32"><text:span text:style-name="T59">A</text:span><text:span text:style-name="T42"> rich set of </text:span><text:span text:style-name="T67">semantic table mark-up</text:span><text:span text:style-name="T42"> </text:span><text:span text:style-name="T59">is </text:span><text:span text:style-name="T42">available (</text:span><text:span text:style-name="T76">caption</text:span><text:span text:style-name="T58">, </text:span><text:span text:style-name="T70">thead, tfoot, tbody, </text:span><text:span text:style-name="T77">th, td</text:span><text:span text:style-name="T42">), </text:span><text:span text:style-name="T59">but rarely used to its full potential.</text:span><text:span text:style-name="T42"> </text:span><text:span text:style-name="T52">T</text:span><text:span text:style-name="T42">he </text:span><text:span text:style-name="T71">caption</text:span><text:span text:style-name="T42"> element </text:span><text:span text:style-name="T52">is of particular importance as it </text:span><text:span text:style-name="T53">offer</text:span><text:span text:style-name="T54">s</text:span><text:span text:style-name="T53"> </text:span><text:span text:style-name="T59">a meaningful summary </text:span><text:span text:style-name="T60">description</text:span><text:span text:style-name="T59"> of the </text:span><text:span text:style-name="T60">table </text:span><text:span text:style-name="T59">data. Perhaps a summary is just what the user needs. If so, that user can skip </text:span><text:span text:style-name="T60">the laborious task of</text:span><text:span text:style-name="T59"> reading the data data cell by cell. A</text:span><text:span text:style-name="T54"> </text:span><text:span text:style-name="T74">caption</text:span><text:span text:style-name="T53"> </text:span><text:span text:style-name="T59">is </text:span><text:span text:style-name="T60">like</text:span><text:span text:style-name="T59"> a heading except </text:span><text:span text:style-name="T60">it offers more as</text:span><text:span text:style-name="T53"> </text:span><text:span text:style-name="T60">it is </text:span><text:span text:style-name="T52">connected </text:span><text:span text:style-name="T59">programmatically </text:span><text:span text:style-name="T60">to</text:span><text:span text:style-name="T42"> </text:span><text:span text:style-name="T53">the </text:span><text:span text:style-name="T72">table</text:span><text:span text:style-name="T42"> </text:span><text:span text:style-name="T53">element;</text:span><text:span text:style-name="T59"> clear relationship exists in the code.</text:span><text:span text:style-name="T42"> </text:span><text:span text:style-name="T59">When a user decides she really needs the data in the table, the quality of her </text:span><text:span text:style-name="T60">reading </text:span><text:span text:style-name="T59">experience depends on the other</text:span><text:span text:style-name="T54"> </text:span><text:span text:style-name="T59">meaningful </text:span><text:span text:style-name="T61">table</text:span><text:span text:style-name="T59"> elements. </text:span><text:span text:style-name="T60">The </text:span><text:span text:style-name="T74">thead, tfoot </text:span><text:span text:style-name="T63">and</text:span><text:span text:style-name="T74"> tbody</text:span><text:span text:style-name="T62"> </text:span><text:span text:style-name="T63">elements</text:span><text:span text:style-name="T78"> </text:span><text:span text:style-name="T63">create meaningful sections in the table and the </text:span><text:span text:style-name="T74">th</text:span><text:span text:style-name="T78"> </text:span><text:span text:style-name="T54">element </text:span><text:span text:style-name="T60">act as labels for columns and rows and finally the </text:span><text:span text:style-name="T78">td</text:span><text:span text:style-name="T60"> elements hold the actual data. Directionally relationships can be further refined and defined by using the</text:span><text:span text:style-name="T54"> </text:span><text:span text:style-name="T74">scope</text:span><text:span text:style-name="T54"> attribute </text:span><text:span text:style-name="T60">on the </text:span><text:span text:style-name="T78">th</text:span><text:span text:style-name="T60"> elements</text:span><text:span text:style-name="T54">. </text:span><text:span text:style-name="T64">And remember, web design has moved beyond depricated layout techniques circa. 2005; we u</text:span><text:span text:style-name="T54">se </text:span><text:span text:style-name="T69">tables only for tabular data </text:span><text:span text:style-name="T54">– n</text:span><text:span text:style-name="T64">ever</text:span><text:span text:style-name="T54"> </text:span><text:span text:style-name="T64">for </text:span><text:span text:style-name="T54">content layout!</text:span></text:p>
      <text:p text:style-name="P46">Sample code:</text:p>
      <text:p text:style-name="P6"><text:tab/><text:span text:style-name="T100">{{Link to DEMO}}</text:span></text:p>
      <text:p text:style-name="P6"><text:soft-page-break/></text:p>
      <text:h text:style-name="P71" text:outline-level="3"><text:span text:style-name="T79">4.</text:span><text:span text:style-name="T86">2</text:span><text:span text:style-name="T79"> </text:span><text:span text:style-name="T85">Accessible </text:span><text:span text:style-name="T86">Forms </text:span><text:span text:style-name="T88">&amp; Interactives</text:span></text:h>
      <text:p text:style-name="P23"><text:span text:style-name="T103">Forms and interactive exercises are interactive and dynamic. A user enters data and/or makes a choice of one kind or another. When ready the user submits the information. Many things can go wrong causing frustration or a bad experience. Before even getting to the code, we need to be clear about data requirements (remember only ask for what you need), form flow and how best to communicate errors. Once these 3 items are clearly defined we can employ the rich set of </text:span><text:span text:style-name="T13">semantic </text:span><text:span text:style-name="T12">form </text:span><text:span text:style-name="T13">mark-up </text:span><text:span text:style-name="T106">to </text:span><text:span text:style-name="T107">organize the controls and to code meaning right into the</text:span><text:span text:style-name="T106"> forms.</text:span></text:p>
      <text:p text:style-name="P24"><text:span text:style-name="T105">The most basic form relationship, the </text:span><text:span text:style-name="T4">label-control</text:span><text:span text:style-name="T103"> relationship, is often left undefined, or worse, left out all together. This relationship is a must for an accessible form. It is defined both programmatically in the code and by visual proximity in the design.</text:span><text:span text:style-name="T4"> </text:span><text:span text:style-name="T101">Clear organization will help define the flow </text:span><text:span text:style-name="T102">and allow a user to</text:span><text:span text:style-name="T103"> tab through the form in a logical order from top to bottom. For a user of voice activation software, the visible submit button text must match the submit button text in the code or the user won't be able to submit the form data after taking the time to fill it out.</text:span></text:p>
      <text:p text:style-name="P52">The goal of a form is successful completion. It is paramount to clearly define errors and guide the user on how and where to fix them. Be sure to give the user the power to choose more time to prevent any unwanted time-outs. Employ the WAI-ARIA standard to define roles and behaviours that HTML cannot define on its own. With the rich semantic form code in place, the designer can use another web standard, CSS to make the form look awesome. </text:p>
      <text:p text:style-name="P40">Sample <text:span text:style-name="T104">form</text:span>:</text:p>
      <text:p text:style-name="P37">&lt;label for=”name”&gt;Name&lt;/label&gt;&lt;input id=”name”&gt;</text:p>
      <text:p text:style-name="P44"><text:span text:style-name="T79">Sample </text:span><text:span text:style-name="T87">login form</text:span><text:span text:style-name="T79">:</text:span></text:p>
      <text:p text:style-name="P2"><text:span text:style-name="T42"><text:tab/></text:span><text:span text:style-name="T51">{{Link to DEMO}}</text:span></text:p>
      <text:p text:style-name="P48">Important call out box</text:p>
      <text:p text:style-name="P59">HTML5 has made many improvements for form controls.</text:p>
      <text:h text:style-name="Heading_20_3" text:outline-level="3">Summary for Tables &amp; Forms</text:h>
      <text:p text:style-name="P53">As website builders or owners we cannot predict how a user will access our site. She may use voice activation software, a screen reader or zoom text. She may have a bad shoulder or a busy hand and prefer to use the keyboard instead of a mouse to tab through the form. Understanding the complexities of how to build accessible tables and forms can mean the difference between a user getting essential information or not getting that information or with forms, it can be the difference between success and failure, both situations can effect your bottom line. </text:p>
      <text:p text:style-name="P47">Important call out box</text:p>
      <text:p text:style-name="P38">Data tables and web forms have both been the result of landmark legal cases in web accessibility (McGuire v. SOC<text:span text:style-name="T110">O</text:span>G <text:span text:style-name="T110">1999</text:span> &amp; Jodhan v. Canada 201<text:span text:style-name="T110">1</text:span>) <text:span text:style-name="T111">that we filed and won under human rights legislation</text:span>.</text:p>
      <text:h text:style-name="Heading_20_2" text:outline-level="2"><text:soft-page-break/><text:span text:style-name="T99">5. </text:span>Colour &amp; Layout</text:h>
      <text:p text:style-name="P12"><text:span text:style-name="T38">Up until now we been focusing on HTML code and how to make our content meaningful by using the most meaningful HTML element for the job. Now, we will turn our attention to how design choices can <text:s text:c="3"/>make the difference between an accessible page and a barrier also need to be informed by a</text:span><text:span text:style-name="T21"> </text:span></text:p>
      <text:p text:style-name="P64"/>
      <text:p text:style-name="P11"><text:span text:style-name="T23">D</text:span><text:span text:style-name="T21">on't rely on colour alone</text:span><text:span text:style-name="T24"> for meaning.</text:span></text:p>
      <text:p text:style-name="P5"/>
      <text:p text:style-name="P11"><text:span text:style-name="T21">Choose colours wisely.</text:span><text:span text:style-name="T24"> Avoid confusing colours </text:span><text:span text:style-name="T41">(Brewer Palette)</text:span><text:span text:style-name="T39">.</text:span></text:p>
      <text:p text:style-name="P5"/>
      <text:p text:style-name="P11"><text:span text:style-name="T24">Test for </text:span><text:span text:style-name="T21">sufficient contrast</text:span><text:span text:style-name="T24"> ratios.</text:span></text:p>
      <text:p text:style-name="P5"/>
      <text:p text:style-name="P3"><text:span text:style-name="T42">Use </text:span><text:span text:style-name="T66">CSS for layout <text:s/>&amp; consistency.</text:span><text:span text:style-name="T42"> Using </text:span><text:span text:style-name="T66">CSS &amp; HTML together properly</text:span><text:span text:style-name="T42"> is best method in making your content accessible &amp; easier to maintain</text:span></text:p>
      <text:p text:style-name="P5"/>
      <text:h text:style-name="Heading_20_2" text:outline-level="2"><text:span text:style-name="T99">6. </text:span>Audio/Video &amp; Other Formats</text:h>
      <text:p text:style-name="P11"><text:span text:style-name="T21">No auto-play </text:span><text:span text:style-name="T24">of anything (user control).</text:span></text:p>
      <text:p text:style-name="P5"/>
      <text:p text:style-name="P11"><text:span text:style-name="T24">Provide open or closed </text:span><text:span text:style-name="T21">captions </text:span><text:span text:style-name="T24">for audio and video.</text:span></text:p>
      <text:p text:style-name="P5"/>
      <text:p text:style-name="P11"><text:span text:style-name="T21">Audio description for v</text:span><text:span text:style-name="T24">ideo that cannot be understood by the soundtrack alone: (open or closed).</text:span></text:p>
      <text:p text:style-name="P5"/>
      <text:p text:style-name="P11"><text:span text:style-name="T21">Transcripts</text:span><text:span text:style-name="T24"> in some cases makes better sense than captions (i.e. talking heads &amp; interviews)</text:span></text:p>
      <text:p text:style-name="P5"/>
      <text:p text:style-name="P11"><text:span text:style-name="T24">PDF, </text:span><text:span text:style-name="T31">Word documents and presentation files</text:span><text:span text:style-name="T24"> – first ask is there a reason <text:s/>not to use HTML? PDF must be tagged to be accessible.</text:span></text:p>
      <text:p text:style-name="P5"/>
      <text:h text:style-name="Heading_20_2" text:outline-level="2">Things we can do</text:h>
      <text:list xml:id="list4989180471862581159" text:style-name="L4">
        <text:list-item>
          <text:p text:style-name="P54">Development a team style guide &amp; set standards for templates</text:p>
        </text:list-item>
        <text:list-item>
          <text:p text:style-name="P54">Create an awareness around colour and colour contrast. </text:p>
        </text:list-item>
        <text:list-item>
          <text:p text:style-name="P54">Validate, test, evaluate, iterate</text:p>
        </text:list-item>
        <text:list-item>
          <text:p text:style-name="P54">Use version control</text:p>
        </text:list-item>
        <text:list-item>
          <text:p text:style-name="P54">Create a usable commonly agree upon place for code snippets</text:p>
        </text:list-item>
      </text:list>
      <text:p text:style-name="P21"/>
      <text:p text:style-name="P22">Note: Web Accessibility and Inclusive Design needs to be like safety in the Airline Industry – it's everyone' responsibility.</text:p>
      <text:p text:style-name="P22"/>
      <text:h text:style-name="Heading_20_2" text:outline-level="2">References <text:span text:style-name="T112">(currently incomplete)</text:span></text:h>
      <text:p text:style-name="Text_20_body"><text:span text:style-name="T36">Jacobs, S. </text:span><text:span text:style-name="T37">(</text:span><text:span text:style-name="T36">1999</text:span><text:span text:style-name="T37">)</text:span><text:span text:style-name="T36"> </text:span>Section 255 of the Telecommunications Act of 1996: Fueling the Creation of New Electronic Curbcuts. <text:span text:style-name="T94">The Center for an Accessible Society </text:span><text:span text:style-name="T95">website</text:span><text:span text:style-name="T94">.</text:span><text:span text:style-name="T109"> Retrieved from: </text:span><text:a xlink:type="simple" xlink:href="http://www.accessiblesociety.org/topics/technology/eleccurbcut.htm#012"><text:span text:style-name="T36">http://www.accessiblesociety.org/topics/technology/eleccurbcut.htm#012</text:span></text:a></text:p>
      <text:p text:style-name="P57"><text:soft-page-break/></text:p>
      <text:p text:style-name="P57"><text:span text:style-name="T36">Clark, Joe. (2003) &lt;em&gt;Building accessible websites.&lt;/em&gt; Indianapolis: New Riders.</text:span></text:p>
      <text:p text:style-name="P57"><text:span text:style-name="T36">Horton, S. &amp;amp; Quesenbery, W. (2014) </text:span><text:span text:style-name="T40">Web For Everyone</text:span><text:span text:style-name="T36">. http://rosenfeldmedia.com/books/a-web-for-everyone/</text:span></text:p>
      <text:p text:style-name="P57"><text:span text:style-name="T36"><text:s/>Accessible Icon Project: http://www.accessibleicon.org/</text:span></text:p>
      <text:p text:style-name="P57"><text:span text:style-name="T36">W3C: </text:span><text:a xlink:type="simple" xlink:href="http://www.w3.org/">http://www.w3.org/</text:a></text:p>
      <text:p text:style-name="P57"><text:span text:style-name="T36">WAI: http://www.w3.org/WAI/</text:span></text:p>
      <text:p text:style-name="P57"><text:span text:style-name="T36">WCAG 2.0: http://www.w3.org/WAI/WCAG20/glance/Overview.html</text:span></text:p>
      <text:p text:style-name="P57"><text:span text:style-name="T36">WCAG Samurai: http://www.wcagsamurai.org/</text:span></text:p>
      <text:p text:style-name="P57"><text:span text:style-name="T36">WCAG 1.0: </text:span><text:a xlink:type="simple" xlink:href="http://www.w3.org/TR/WAI-WEBCONTENT/">http://www.w3.org/TR/WAI-WEBCONTENT/</text:a></text:p>
      <text:p text:style-name="P57"><text:span text:style-name="T36">Wave Accessibility Evaluation Tool: http://wave.webaim.org/</text:span></text:p>
      <text:p text:style-name="P57"><text:span text:style-name="T36">WebAIM: http://webaim.org/</text:span></text:p>
      <text:p text:style-name="P57"><text:span text:style-name="T36">Wikipedia: http://wikipedia.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MT" svg:font-family="TimesNewRomanPSMT"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194336000</meta:creation-date>
    <dc:date>2014-10-06T22:17:24.064396000</dc:date>
    <meta:editing-duration>P1DT15H41M45S</meta:editing-duration>
    <meta:editing-cycles>58</meta:editing-cycles>
    <meta:generator>LibreOffice/4.1.5.3$MacOSX_x86 LibreOffice_project/1c1366bba2ba2b554cd2ca4d87c06da81c05d24</meta:generator>
    <meta:document-statistic meta:table-count="0" meta:image-count="0" meta:object-count="0" meta:page-count="8" meta:paragraph-count="114" meta:word-count="3234" meta:character-count="19629" meta:non-whitespace-character-count="16494"/>
  </office:meta>
</office:document-meta>
</file>